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69c" officeooo:paragraph-rsid="000be6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.</text:p>
      <text:p text:style-name="P1"><text:tab/>На лекции был рассмотрен алгоритм вставки в AVL дерево, однако не было рассмотрен способ удаления из него. Вам предлагается самим реализовать удаление вершины из AVL — дерева.</text:p>
      <text:p text:style-name="P1"><text:tab/>Подсказка: можно пользоваться материалами, предоставленными <text:a xlink:type="simple" xlink:href="https://ru.wikipedia.org/wiki/АВЛ-дерево" text:style-name="Internet_20_link" text:visited-style-name="Visited_20_Internet_20_Link">википедией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3:41:25.624227413</meta:creation-date>
    <dc:date>2017-02-23T13:44:08.006264198</dc:date>
    <meta:editing-duration>PT2M42S</meta:editing-duration>
    <meta:editing-cycles>1</meta:editing-cycles>
    <meta:document-statistic meta:table-count="0" meta:image-count="0" meta:object-count="0" meta:page-count="1" meta:paragraph-count="3" meta:word-count="33" meta:character-count="256" meta:non-whitespace-character-count="223"/>
    <meta:generator>LibreOffice/5.1.4.2$Linux_X86_64 LibreOffice_project/10m0$Build-2</meta:generator>
  </office:meta>
</office:document-meta>
</file>